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ieces #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(python) bf</text:p>
          </table:table-cell>
          <table:table-cell table:style-name="ce1" office:value-type="string" calcext:value-type="string">
            <text:p>(python) bf_prune</text:p>
          </table:table-cell>
          <table:table-cell table:style-name="ce1" office:value-type="string" calcext:value-type="string">
            <text:p>(python) bi</text:p>
          </table:table-cell>
          <table:table-cell table:style-name="ce1" office:value-type="string" calcext:value-type="string">
            <text:p>(python) bc</text:p>
          </table:table-cell>
          <table:table-cell table:style-name="ce1" office:value-type="string" calcext:value-type="string">
            <text:p>(python) bf_i</text:p>
          </table:table-cell>
          <table:table-cell table:style-name="ce1"/>
          <table:table-cell table:style-name="ce1" office:value-type="string" calcext:value-type="string">
            <text:p>(c++) bf</text:p>
          </table:table-cell>
          <table:table-cell table:style-name="ce1" office:value-type="string" calcext:value-type="string">
            <text:p>(c++) bf_prune</text:p>
          </table:table-cell>
          <table:table-cell table:style-name="ce4"/>
          <table:table-cell table:style-name="ce1" office:value-type="string" calcext:value-type="string">
            <text:p>tot solutions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ard_01_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9" calcext:value-type="float">
            <text:p>0.000129</text:p>
          </table:table-cell>
          <table:table-cell/>
          <table:table-cell table:style-name="ce3" office:value-type="float" office:value="0.000245" calcext:value-type="float">
            <text:p>2.45E-04</text:p>
          </table:table-cell>
          <table:table-cell office:value-type="float" office:value="0.000264" calcext:value-type="float">
            <text:p>0.0002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2_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0.000493" calcext:value-type="float">
            <text:p>0.000493</text:p>
          </table:table-cell>
          <table:table-cell office:value-type="float" office:value="0.00016" calcext:value-type="float">
            <text:p>0.00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3_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429" calcext:value-type="float">
            <text:p>0.000429</text:p>
          </table:table-cell>
          <table:table-cell office:value-type="float" office:value="0.00033" calcext:value-type="float">
            <text:p>0.00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4_1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0.000386" calcext:value-type="float">
            <text:p>0.000386</text:p>
          </table:table-cell>
          <table:table-cell office:value-type="float" office:value="0.000479" calcext:value-type="float">
            <text:p>0.0004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5_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0.001004" calcext:value-type="float">
            <text:p>0.001004</text:p>
          </table:table-cell>
          <table:table-cell office:value-type="float" office:value="0.000814" calcext:value-type="float">
            <text:p>0.000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6_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0.000732" calcext:value-type="float">
            <text:p>0.000732</text:p>
          </table:table-cell>
          <table:table-cell office:value-type="float" office:value="0.000735" calcext:value-type="float">
            <text:p>0.000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7_1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1615" calcext:value-type="float">
            <text:p>0.001615</text:p>
          </table:table-cell>
          <table:table-cell/>
          <table:table-cell office:value-type="float" office:value="0.006465" calcext:value-type="float">
            <text:p>0.006465</text:p>
          </table:table-cell>
          <table:table-cell office:value-type="float" office:value="0.00062" calcext:value-type="float">
            <text:p>0.00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8_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04211" calcext:value-type="float">
            <text:p>0.004211</text:p>
          </table:table-cell>
          <table:table-cell/>
          <table:table-cell office:value-type="float" office:value="0.002264" calcext:value-type="float">
            <text:p>0.002264</text:p>
          </table:table-cell>
          <table:table-cell office:value-type="float" office:value="0.00261" calcext:value-type="float">
            <text:p>0.002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09_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1115" calcext:value-type="float">
            <text:p>0.001115</text:p>
          </table:table-cell>
          <table:table-cell/>
          <table:table-cell office:value-type="float" office:value="0.001087" calcext:value-type="float">
            <text:p>0.001087</text:p>
          </table:table-cell>
          <table:table-cell office:value-type="float" office:value="0.00118" calcext:value-type="float">
            <text:p>0.001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0_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26442" calcext:value-type="float">
            <text:p>0.026442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0.001762" calcext:value-type="float">
            <text:p>0.001762</text:p>
          </table:table-cell>
          <table:table-cell office:value-type="float" office:value="0.000749" calcext:value-type="float">
            <text:p>0.0007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1_1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2338" calcext:value-type="float">
            <text:p>0.002338</text:p>
          </table:table-cell>
          <table:table-cell office:value-type="float" office:value="0.000956" calcext:value-type="float">
            <text:p>0.0009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2_1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1998" calcext:value-type="float">
            <text:p>0.001998</text:p>
          </table:table-cell>
          <table:table-cell/>
          <table:table-cell office:value-type="float" office:value="0.012943" calcext:value-type="float">
            <text:p>0.012943</text:p>
          </table:table-cell>
          <table:table-cell office:value-type="float" office:value="0.000784" calcext:value-type="float">
            <text:p>0.0007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3_1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0.002202" calcext:value-type="float">
            <text:p>0.002202</text:p>
          </table:table-cell>
          <table:table-cell office:value-type="float" office:value="0.000953" calcext:value-type="float">
            <text:p>0.0009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4_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1058" calcext:value-type="float">
            <text:p>0.001058</text:p>
          </table:table-cell>
          <table:table-cell/>
          <table:table-cell office:value-type="float" office:value="0.020104" calcext:value-type="float">
            <text:p>0.020104</text:p>
          </table:table-cell>
          <table:table-cell office:value-type="float" office:value="0.000921" calcext:value-type="float">
            <text:p>0.0009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5_1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00832" calcext:value-type="float">
            <text:p>0.000832</text:p>
          </table:table-cell>
          <table:table-cell/>
          <table:table-cell office:value-type="float" office:value="0.006875" calcext:value-type="float">
            <text:p>0.006875</text:p>
          </table:table-cell>
          <table:table-cell office:value-type="float" office:value="0.000704" calcext:value-type="float">
            <text:p>0.0007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6_1</text:p>
          </table:table-cell>
          <table:table-cell office:value-type="float" office:value="1.382097" calcext:value-type="float">
            <text:p>1.38209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295746" calcext:value-type="float">
            <text:p>0.295746</text:p>
          </table:table-cell>
          <table:table-cell office:value-type="float" office:value="0.005033" calcext:value-type="float">
            <text:p>0.005033</text:p>
          </table:table-cell>
          <table:table-cell/>
          <table:table-cell office:value-type="float" office:value="0.125236" calcext:value-type="float">
            <text:p>0.125236</text:p>
          </table:table-cell>
          <table:table-cell office:value-type="float" office:value="0.000987" calcext:value-type="float">
            <text:p>0.0009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7_1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0287" calcext:value-type="float">
            <text:p>0.00287</text:p>
          </table:table-cell>
          <table:table-cell/>
          <table:table-cell office:value-type="float" office:value="1.914098" calcext:value-type="float">
            <text:p>1.914098</text:p>
          </table:table-cell>
          <table:table-cell office:value-type="float" office:value="0.004908" calcext:value-type="float">
            <text:p>0.004908</text:p>
          </table:table-cell>
          <table:table-cell/>
          <table:table-cell office:value-type="float" office:value="0.009614" calcext:value-type="float">
            <text:p>0.009614</text:p>
          </table:table-cell>
          <table:table-cell office:value-type="float" office:value="0.030258" calcext:value-type="float">
            <text:p>0.0302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8_1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3.178461" calcext:value-type="float">
            <text:p>3.178461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0.001189" calcext:value-type="float">
            <text:p>0.0011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19_1</text:p>
          </table:table-cell>
          <table:table-cell office:value-type="float" office:value="0.10215" calcext:value-type="float">
            <text:p>0.1021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63898" calcext:value-type="float">
            <text:p>0.063898</text:p>
          </table:table-cell>
          <table:table-cell office:value-type="float" office:value="3.469929" calcext:value-type="float">
            <text:p>3.469929</text:p>
          </table:table-cell>
          <table:table-cell office:value-type="float" office:value="0.000914" calcext:value-type="float">
            <text:p>0.000914</text:p>
          </table:table-cell>
          <table:table-cell/>
          <table:table-cell office:value-type="float" office:value="0.030856" calcext:value-type="float">
            <text:p>0.030856</text:p>
          </table:table-cell>
          <table:table-cell office:value-type="float" office:value="0.001026" calcext:value-type="float">
            <text:p>0.0010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0_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0.00077" calcext:value-type="float">
            <text:p>0.00077</text:p>
          </table:table-cell>
          <table:table-cell office:value-type="float" office:value="0.000988" calcext:value-type="float">
            <text:p>0.00098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1_1</text:p>
          </table:table-cell>
          <table:table-cell/>
          <table:table-cell office:value-type="float" office:value="0.005537" calcext:value-type="float">
            <text:p>0.005537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297838" calcext:value-type="float">
            <text:p>0.297838</text:p>
          </table:table-cell>
          <table:table-cell office:value-type="float" office:value="0.006044" calcext:value-type="float">
            <text:p>0.006044</text:p>
          </table:table-cell>
          <table:table-cell/>
          <table:table-cell office:value-type="float" office:value="0.057675" calcext:value-type="float">
            <text:p>0.057675</text:p>
          </table:table-cell>
          <table:table-cell office:value-type="float" office:value="0.002984" calcext:value-type="float">
            <text:p>0.0029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2_1</text:p>
          </table:table-cell>
          <table:table-cell/>
          <table:table-cell office:value-type="float" office:value="0.002147" calcext:value-type="float">
            <text:p>0.002147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0.487122" calcext:value-type="float">
            <text:p>0.487122</text:p>
          </table:table-cell>
          <table:table-cell office:value-type="float" office:value="0.00193" calcext:value-type="float">
            <text:p>0.00193</text:p>
          </table:table-cell>
          <table:table-cell/>
          <table:table-cell office:value-type="float" office:value="0.012981" calcext:value-type="float">
            <text:p>0.012981</text:p>
          </table:table-cell>
          <table:table-cell office:value-type="float" office:value="0.001388" calcext:value-type="float">
            <text:p>0.0013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3_1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00178" calcext:value-type="float">
            <text:p>0.00178</text:p>
          </table:table-cell>
          <table:table-cell/>
          <table:table-cell office:value-type="float" office:value="0.014325" calcext:value-type="float">
            <text:p>0.014325</text:p>
          </table:table-cell>
          <table:table-cell office:value-type="float" office:value="0.002456" calcext:value-type="float">
            <text:p>0.0024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4_1</text:p>
          </table:table-cell>
          <table:table-cell/>
          <table:table-cell office:value-type="float" office:value="0.004345" calcext:value-type="float">
            <text:p>0.004345</text:p>
          </table:table-cell>
          <table:table-cell office:value-type="float" office:value="0.719393" calcext:value-type="float">
            <text:p>0.719393</text:p>
          </table:table-cell>
          <table:table-cell office:value-type="float" office:value="6.253667" calcext:value-type="float">
            <text:p>6.253667</text:p>
          </table:table-cell>
          <table:table-cell office:value-type="float" office:value="0.027416" calcext:value-type="float">
            <text:p>0.027416</text:p>
          </table:table-cell>
          <table:table-cell/>
          <table:table-cell office:value-type="float" office:value="0.009317" calcext:value-type="float">
            <text:p>0.009317</text:p>
          </table:table-cell>
          <table:table-cell office:value-type="float" office:value="0.024907" calcext:value-type="float">
            <text:p>0.0249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25_1</text:p>
          </table:table-cell>
          <table:table-cell/>
          <table:table-cell office:value-type="float" office:value="0.005824" calcext:value-type="float">
            <text:p>0.005824</text:p>
          </table:table-cell>
          <table:table-cell office:value-type="float" office:value="0.416769" calcext:value-type="float">
            <text:p>0.416769</text:p>
          </table:table-cell>
          <table:table-cell office:value-type="float" office:value="12.035658" calcext:value-type="float">
            <text:p>12.035658</text:p>
          </table:table-cell>
          <table:table-cell office:value-type="float" office:value="0.00602" calcext:value-type="float">
            <text:p>0.00602</text:p>
          </table:table-cell>
          <table:table-cell/>
          <table:table-cell office:value-type="float" office:value="0.056528" calcext:value-type="float">
            <text:p>0.056528</text:p>
          </table:table-cell>
          <table:table-cell office:value-type="float" office:value="0.003169" calcext:value-type="float">
            <text:p>0.0031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6_1</text:p>
          </table:table-cell>
          <table:table-cell office:value-type="float" office:value="151.520587" calcext:value-type="float">
            <text:p>151.520587</text:p>
          </table:table-cell>
          <table:table-cell office:value-type="float" office:value="0.50759" calcext:value-type="float">
            <text:p>0.50759</text:p>
          </table:table-cell>
          <table:table-cell/>
          <table:table-cell office:value-type="float" office:value="14.827843" calcext:value-type="float">
            <text:p>14.827843</text:p>
          </table:table-cell>
          <table:table-cell office:value-type="float" office:value="0.692668" calcext:value-type="float">
            <text:p>0.692668</text:p>
          </table:table-cell>
          <table:table-cell/>
          <table:table-cell office:value-type="float" office:value="9.59688" calcext:value-type="float">
            <text:p>9.59688</text:p>
          </table:table-cell>
          <table:table-cell office:value-type="float" office:value="0.049239" calcext:value-type="float">
            <text:p>0.0492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7_1</text:p>
          </table:table-cell>
          <table:table-cell office:value-type="float" office:value="316.860752" calcext:value-type="float">
            <text:p>316.860752</text:p>
          </table:table-cell>
          <table:table-cell office:value-type="float" office:value="0.022886" calcext:value-type="float">
            <text:p>0.022886</text:p>
          </table:table-cell>
          <table:table-cell/>
          <table:table-cell office:value-type="float" office:value="24.652256" calcext:value-type="float">
            <text:p>24.652256</text:p>
          </table:table-cell>
          <table:table-cell office:value-type="float" office:value="0.023355" calcext:value-type="float">
            <text:p>0.023355</text:p>
          </table:table-cell>
          <table:table-cell/>
          <table:table-cell office:value-type="float" office:value="0.02451" calcext:value-type="float">
            <text:p>0.02451</text:p>
          </table:table-cell>
          <table:table-cell office:value-type="float" office:value="0.00018" calcext:value-type="float">
            <text:p>0.000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8_1</text:p>
          </table:table-cell>
          <table:table-cell/>
          <table:table-cell office:value-type="float" office:value="0.017743" calcext:value-type="float">
            <text:p>0.017743</text:p>
          </table:table-cell>
          <table:table-cell/>
          <table:table-cell office:value-type="float" office:value="18.130242" calcext:value-type="float">
            <text:p>18.130242</text:p>
          </table:table-cell>
          <table:table-cell office:value-type="float" office:value="0.014372" calcext:value-type="float">
            <text:p>0.014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29_1</text:p>
          </table:table-cell>
          <table:table-cell/>
          <table:table-cell office:value-type="float" office:value="0.683728" calcext:value-type="float">
            <text:p>0.683728</text:p>
          </table:table-cell>
          <table:table-cell/>
          <table:table-cell office:value-type="float" office:value="312.813248" calcext:value-type="float">
            <text:p>312.813248</text:p>
          </table:table-cell>
          <table:table-cell office:value-type="float" office:value="0.248382" calcext:value-type="float">
            <text:p>0.2483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ard_30_1</text:p>
          </table:table-cell>
          <table:table-cell/>
          <table:table-cell office:value-type="float" office:value="0.366985" calcext:value-type="float">
            <text:p>0.366985</text:p>
          </table:table-cell>
          <table:table-cell/>
          <table:table-cell office:value-type="float" office:value="5.471704" calcext:value-type="float">
            <text:p>5.471704</text:p>
          </table:table-cell>
          <table:table-cell office:value-type="float" office:value="0.210712" calcext:value-type="float">
            <text:p>0.2107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1_1</text:p>
          </table:table-cell>
          <table:table-cell table:number-columns-repeated="4"/>
          <table:table-cell office:value-type="float" office:value="39.301429" calcext:value-type="float">
            <text:p>39.3014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2_1</text:p>
          </table:table-cell>
          <table:table-cell/>
          <table:table-cell office:value-type="float" office:value="10.709527" calcext:value-type="float">
            <text:p>10.709527</text:p>
          </table:table-cell>
          <table:table-cell table:number-columns-repeated="2"/>
          <table:table-cell office:value-type="float" office:value="8.07699" calcext:value-type="float">
            <text:p>8.076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3_1</text:p>
          </table:table-cell>
          <table:table-cell/>
          <table:table-cell office:value-type="float" office:value="18.362954" calcext:value-type="float">
            <text:p>18.3629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4_1</text:p>
          </table:table-cell>
          <table:table-cell/>
          <table:table-cell office:value-type="float" office:value="2.042929" calcext:value-type="float">
            <text:p>2.042929</text:p>
          </table:table-cell>
          <table:table-cell table:number-columns-repeated="2"/>
          <table:table-cell office:value-type="float" office:value="1.262454" calcext:value-type="float">
            <text:p>1.2624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ard_35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6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7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8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39_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oard_40_1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03:48:34.572339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28:10.773306646</meta:creation-date>
    <dc:date>2018-07-10T06:09:09.071241044</dc:date>
    <meta:editing-duration>PT2H9M3S</meta:editing-duration>
    <meta:editing-cycles>29</meta:editing-cycles>
    <meta:generator>LibreOffice/5.1.6.2$Linux_X86_64 LibreOffice_project/10m0$Build-2</meta:generator>
    <meta:document-statistic meta:table-count="1" meta:cell-count="353" meta:object-count="0"/>
  </office:meta>
</office:document-meta>
</file>